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125in" table:align="left" fo:background-color="transparent" table:border-model="separating">
        <style:background-image/>
      </style:table-properties>
    </style:style>
    <style:style style:name="Table1.A" style:family="table-column">
      <style:table-column-properties style:column-width="1.8535in"/>
    </style:style>
    <style:style style:name="Table1.B" style:family="table-column">
      <style:table-column-properties style:column-width="5.959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475in" fo:background-color="transparent">
        <style:background-image/>
      </style:table-row-properties>
    </style:style>
    <style:style style:name="Table2" style:family="table">
      <style:table-properties style:width="7.8125in" table:align="left" fo:background-color="transparent" table:border-model="separating">
        <style:background-image/>
      </style:table-properties>
    </style:style>
    <style:style style:name="Table2.A" style:family="table-column">
      <style:table-column-properties style:column-width="1.8535in"/>
    </style:style>
    <style:style style:name="Table2.B" style:family="table-column">
      <style:table-column-properties style:column-width="5.959in"/>
    </style:style>
    <style:style style:name="Table2.1" style:family="table-row">
      <style:table-row-properties style:min-row-height="0.5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1.475in" fo:background-color="transparent">
        <style:background-image/>
      </style:table-row-properties>
    </style:style>
    <style:style style:name="Table3" style:family="table">
      <style:table-properties style:width="7.8125in" table:align="left" fo:background-color="transparent" table:border-model="separating">
        <style:background-image/>
      </style:table-properties>
    </style:style>
    <style:style style:name="Table3.A" style:family="table-column">
      <style:table-column-properties style:column-width="1.8535in"/>
    </style:style>
    <style:style style:name="Table3.B" style:family="table-column">
      <style:table-column-properties style:column-width="5.959in"/>
    </style:style>
    <style:style style:name="Table3.1" style:family="table-row">
      <style:table-row-properties style:min-row-height="0.5in"/>
    </style:style>
    <style:style style:name="Table3.A1" style:family="table-cell">
      <style:table-cell-properties fo:padding="0in" fo:border="none" style:writing-mode="page"/>
    </style:style>
    <style:style style:name="Table3.2" style:family="table-row">
      <style:table-row-properties style:min-row-height="1.0625in" fo:background-color="transparent">
        <style:background-image/>
      </style:table-row-properties>
    </style:style>
    <style:style style:name="Table4" style:family="table">
      <style:table-properties style:width="7.8125in" table:align="left" fo:background-color="transparent" table:border-model="separating">
        <style:background-image/>
      </style:table-properties>
    </style:style>
    <style:style style:name="Table4.A" style:family="table-column">
      <style:table-column-properties style:column-width="1.8535in"/>
    </style:style>
    <style:style style:name="Table4.B" style:family="table-column">
      <style:table-column-properties style:column-width="5.959in"/>
    </style:style>
    <style:style style:name="Table4.1" style:family="table-row">
      <style:table-row-properties style:min-row-height="0.5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5in" fo:background-color="transparent">
        <style:background-image/>
      </style:table-row-properties>
    </style:style>
    <style:style style:name="Table5" style:family="table">
      <style:table-properties style:width="7.8125in" table:align="left" fo:background-color="transparent" table:border-model="separating">
        <style:background-image/>
      </style:table-properties>
    </style:style>
    <style:style style:name="Table5.A" style:family="table-column">
      <style:table-column-properties style:column-width="7.8125in"/>
    </style:style>
    <style:style style:name="Table5.1" style:family="table-row">
      <style:table-row-properties style:min-row-height="0.5625in"/>
    </style:style>
    <style:style style:name="Table5.A1" style:family="table-cell">
      <style:table-cell-properties fo:padding="0in" fo:border="none" style:writing-mode="page"/>
    </style:style>
    <style:style style:name="Table7" style:family="table">
      <style:table-properties style:width="7.8507in" table:align="margins"/>
    </style:style>
    <style:style style:name="Table7.A" style:family="table-column">
      <style:table-column-properties style:column-width="3.9257in" style:rel-column-width="32767*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2pt" officeooo:rsid="00136f63" officeooo:paragraph-rsid="00136f63" style:font-size-asian="12pt" style:font-size-complex="12pt"/>
    </style:style>
    <style:style style:name="P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2pt" fo:font-style="italic" officeooo:rsid="00136f63" officeooo:paragraph-rsid="0016212a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4pt" fo:font-weight="bold" officeooo:rsid="0016212a" officeooo:paragraph-rsid="0016212a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16212a"/>
    </style:style>
    <style:style style:name="P5" style:family="paragraph" style:parent-style-name="Standard">
      <style:text-properties style:font-name="Lato" fo:font-size="6pt" officeooo:rsid="00136f63" officeooo:paragraph-rsid="0016212a" style:font-size-asian="5.25pt" style:font-size-complex="6pt"/>
    </style:style>
    <style:style style:name="P6" style:family="paragraph" style:parent-style-name="Standard">
      <style:text-properties style:font-name="Lato" fo:font-size="26pt" officeooo:rsid="00136f63" officeooo:paragraph-rsid="0024565c" style:font-size-asian="26pt" style:font-size-complex="26pt"/>
    </style:style>
    <style:style style:name="P7" style:family="paragraph" style:parent-style-name="Standard">
      <style:text-properties officeooo:paragraph-rsid="0020c6ce"/>
    </style:style>
    <style:style style:name="P8" style:family="paragraph" style:parent-style-name="Standard">
      <style:text-properties fo:font-size="6pt" officeooo:paragraph-rsid="001ce385" style:font-size-asian="5.25pt" style:font-size-complex="6pt"/>
    </style:style>
    <style:style style:name="P9" style:family="paragraph" style:parent-style-name="Standard">
      <style:text-properties fo:font-size="6pt" officeooo:paragraph-rsid="001cc530" style:font-size-asian="5.25pt" style:font-size-complex="6pt"/>
    </style:style>
    <style:style style:name="P10" style:family="paragraph" style:parent-style-name="Standard">
      <style:paragraph-properties fo:margin-top="0.0398in" fo:margin-bottom="0.0398in" loext:contextual-spacing="false"/>
      <style:text-properties officeooo:paragraph-rsid="0025234c"/>
    </style:style>
    <style:style style:name="P11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Lato" fo:font-size="16pt" style:text-underline-style="none" fo:font-weight="bold" officeooo:rsid="00136f63" officeooo:paragraph-rsid="0024565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Lato" fo:font-size="16pt" officeooo:rsid="00136f63" officeooo:paragraph-rsid="0024565c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1eb0b4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20c6ce"/>
    </style:style>
    <style:style style:name="P15" style:family="paragraph" style:parent-style-name="Standard">
      <style:paragraph-properties fo:margin-top="0in" fo:margin-bottom="0in" loext:contextual-spacing="false"/>
      <style:text-properties fo:font-size="6pt" officeooo:paragraph-rsid="0025234c" style:font-size-asian="5.25pt" style:font-size-complex="6pt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4pt" fo:font-weight="bold" officeooo:rsid="0016212a" officeooo:paragraph-rsid="00136f63" style:font-size-asian="14pt" style:font-weight-asian="bold" style:font-size-complex="14pt" style:font-weight-complex="bold"/>
    </style:style>
    <style:style style:name="P17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2pt" officeooo:paragraph-rsid="0016212a" style:font-size-asian="12pt" style:font-size-complex="12pt"/>
    </style:style>
    <style:style style:name="P18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2pt" officeooo:paragraph-rsid="001cc530" style:font-size-asian="12pt" style:font-size-complex="12pt"/>
    </style:style>
    <style:style style:name="P19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2pt" officeooo:paragraph-rsid="001ce385" style:font-size-asian="12pt" style:font-size-complex="12pt"/>
    </style:style>
    <style:style style:name="P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2pt" fo:font-style="italic" officeooo:rsid="0016212a" officeooo:paragraph-rsid="0016212a" style:font-size-asian="12pt" style:font-style-asian="italic" style:font-size-complex="12pt" style:font-style-complex="italic"/>
    </style:style>
    <style:style style:name="P21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0pt" style:font-size-asian="10pt" style:font-size-complex="10pt"/>
    </style:style>
    <style:style style:name="P22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0pt" officeooo:rsid="00149ca9" officeooo:paragraph-rsid="001aa8ce" style:font-size-asian="10pt" style:font-size-complex="10pt"/>
    </style:style>
    <style:style style:name="P23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0pt" officeooo:rsid="00181a37" officeooo:paragraph-rsid="0016212a" style:font-size-asian="10pt" style:font-size-complex="10pt"/>
    </style:style>
    <style:style style:name="P24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font-name="Lato" fo:font-size="10pt" officeooo:rsid="00181a37" officeooo:paragraph-rsid="00181a37" style:font-size-asian="10pt" style:font-size-complex="10pt"/>
    </style:style>
    <style:style style:name="P25" style:family="paragraph" style:parent-style-name="Table_20_Contents" style:list-style-name="L1">
      <style:paragraph-properties fo:margin-top="0in" fo:margin-bottom="0in" loext:contextual-spacing="false" fo:text-align="start" style:justify-single-word="false"/>
    </style:style>
    <style:style style:name="P26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181a37"/>
    </style:style>
    <style:style style:name="P27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19fb7f"/>
    </style:style>
    <style:style style:name="P28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1cc530"/>
    </style:style>
    <style:style style:name="P29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1ce385"/>
    </style:style>
    <style:style style:name="P30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20c6ce"/>
    </style:style>
    <style:style style:name="P31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officeooo:paragraph-rsid="00221cd6"/>
    </style:style>
    <style:style style:name="P3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1cc530"/>
    </style:style>
    <style:style style:name="P3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1ce385"/>
    </style:style>
    <style:style style:name="P34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fo:font-size="10pt" style:font-size-asian="10pt" style:font-size-complex="10pt"/>
    </style:style>
    <style:style style:name="P35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fo:font-size="10pt" officeooo:paragraph-rsid="0016212a" style:font-size-asian="10pt" style:font-size-complex="10pt"/>
    </style:style>
    <style:style style:name="P36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fo:font-size="10pt" officeooo:paragraph-rsid="00181a37" style:font-size-asian="10pt" style:font-size-complex="10pt"/>
    </style:style>
    <style:style style:name="P37" style:family="paragraph" style:parent-style-name="Table_20_Contents">
      <style:paragraph-properties fo:margin-top="0in" fo:margin-bottom="0in" loext:contextual-spacing="false" fo:text-align="start" style:justify-single-word="false"/>
      <style:text-properties fo:font-size="6pt" officeooo:paragraph-rsid="0020c6ce" style:font-size-asian="5.25pt" style:font-size-complex="6pt"/>
    </style:style>
    <style:style style:name="P38" style:family="paragraph" style:parent-style-name="Table_20_Contents">
      <style:paragraph-properties fo:text-align="end" style:justify-single-word="false"/>
      <style:text-properties style:font-name="Lato" fo:font-size="10pt" officeooo:rsid="0024565c" officeooo:paragraph-rsid="0024565c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o" fo:font-size="12pt" officeooo:rsid="00136f63" style:font-size-asian="12pt" style:font-size-complex="12pt"/>
    </style:style>
    <style:style style:name="T3" style:family="text">
      <style:text-properties style:font-name="Lato" fo:font-size="12pt" officeooo:rsid="00181a37" style:font-size-asian="12pt" style:font-size-complex="12pt"/>
    </style:style>
    <style:style style:name="T4" style:family="text">
      <style:text-properties style:font-name="Lato" fo:font-size="12pt" officeooo:rsid="00221cd6" style:font-size-asian="12pt" style:font-size-complex="12pt"/>
    </style:style>
    <style:style style:name="T5" style:family="text">
      <style:text-properties style:font-name="Lato" fo:font-size="12pt" officeooo:rsid="0025234c" style:font-size-asian="12pt" style:font-size-complex="12pt"/>
    </style:style>
    <style:style style:name="T6" style:family="text">
      <style:text-properties style:font-name="Lato" fo:font-size="12pt" officeooo:rsid="0026bd77" style:font-size-asian="12pt" style:font-size-complex="12pt"/>
    </style:style>
    <style:style style:name="T7" style:family="text">
      <style:text-properties style:font-name="Lato" fo:font-size="12pt" fo:font-style="italic" officeooo:rsid="0016212a" style:font-size-asian="12pt" style:font-style-asian="italic" style:font-size-complex="12pt" style:font-style-complex="italic"/>
    </style:style>
    <style:style style:name="T8" style:family="text">
      <style:text-properties style:font-name="Lato" fo:font-size="12pt" fo:font-style="italic" officeooo:rsid="001cc530" style:font-size-asian="12pt" style:font-style-asian="italic" style:font-size-complex="12pt" style:font-style-complex="italic"/>
    </style:style>
    <style:style style:name="T9" style:family="text">
      <style:text-properties style:font-name="Lato" fo:font-size="12pt" fo:font-style="italic" officeooo:rsid="001ce385" style:font-size-asian="12pt" style:font-style-asian="italic" style:font-size-complex="12pt" style:font-style-complex="italic"/>
    </style:style>
    <style:style style:name="T10" style:family="text">
      <style:text-properties style:font-name="Lato" fo:font-size="12pt" fo:font-style="italic" officeooo:rsid="0020c6ce" style:font-size-asian="12pt" style:font-style-asian="italic" style:font-size-complex="12pt" style:font-style-complex="italic"/>
    </style:style>
    <style:style style:name="T11" style:family="text">
      <style:text-properties style:font-name="Lato" fo:font-size="14pt" fo:font-weight="bold" officeooo:rsid="001cc530" style:font-size-asian="14pt" style:font-weight-asian="bold" style:font-size-complex="14pt" style:font-weight-complex="bold"/>
    </style:style>
    <style:style style:name="T12" style:family="text">
      <style:text-properties style:font-name="Lato" fo:font-size="14pt" fo:font-weight="bold" officeooo:rsid="001ce385" style:font-size-asian="14pt" style:font-weight-asian="bold" style:font-size-complex="14pt" style:font-weight-complex="bold"/>
    </style:style>
    <style:style style:name="T13" style:family="text">
      <style:text-properties style:font-name="Lato" officeooo:rsid="00149ca9"/>
    </style:style>
    <style:style style:name="T14" style:family="text">
      <style:text-properties style:font-name="Lato" officeooo:rsid="001aa8ce"/>
    </style:style>
    <style:style style:name="T15" style:family="text">
      <style:text-properties style:font-name="Lato" officeooo:rsid="0016212a"/>
    </style:style>
    <style:style style:name="T16" style:family="text">
      <style:text-properties style:font-name="Lato" officeooo:rsid="00181a37"/>
    </style:style>
    <style:style style:name="T17" style:family="text">
      <style:text-properties style:font-name="Lato" officeooo:rsid="001ad0cc"/>
    </style:style>
    <style:style style:name="T18" style:family="text">
      <style:text-properties style:font-name="Lato" fo:font-size="10pt" officeooo:rsid="0019fb7f" style:font-size-asian="10pt" style:font-size-complex="10pt"/>
    </style:style>
    <style:style style:name="T19" style:family="text">
      <style:text-properties style:font-name="Lato" fo:font-size="10pt" officeooo:rsid="001ad0cc" style:font-size-asian="10pt" style:font-size-complex="10pt"/>
    </style:style>
    <style:style style:name="T20" style:family="text">
      <style:text-properties style:font-name="Lato" fo:font-size="10pt" officeooo:rsid="00181a37" style:font-size-asian="10pt" style:font-size-complex="10pt"/>
    </style:style>
    <style:style style:name="T21" style:family="text">
      <style:text-properties style:font-name="Lato" fo:font-size="10pt" officeooo:rsid="001cc530" style:font-size-asian="10pt" style:font-size-complex="10pt"/>
    </style:style>
    <style:style style:name="T22" style:family="text">
      <style:text-properties style:font-name="Lato" fo:font-size="10pt" officeooo:rsid="00149ca9" style:font-size-asian="10pt" style:font-size-complex="10pt"/>
    </style:style>
    <style:style style:name="T23" style:family="text">
      <style:text-properties style:font-name="Lato" fo:font-size="10pt" officeooo:rsid="001aa8ce" style:font-size-asian="10pt" style:font-size-complex="10pt"/>
    </style:style>
    <style:style style:name="T24" style:family="text">
      <style:text-properties style:font-name="Lato" fo:font-size="10pt" officeooo:rsid="0016212a" style:font-size-asian="10pt" style:font-size-complex="10pt"/>
    </style:style>
    <style:style style:name="T25" style:family="text">
      <style:text-properties style:font-name="Lato" fo:font-size="10pt" officeooo:rsid="001ce385" style:font-size-asian="10pt" style:font-size-complex="10pt"/>
    </style:style>
    <style:style style:name="T26" style:family="text">
      <style:text-properties style:font-name="Lato" fo:font-size="10pt" officeooo:rsid="001eb0b4" style:font-size-asian="10pt" style:font-size-complex="10pt"/>
    </style:style>
    <style:style style:name="T27" style:family="text">
      <style:text-properties style:font-name="Lato" fo:font-size="10pt" officeooo:rsid="0020c6ce" style:font-size-asian="10pt" style:font-size-complex="10pt"/>
    </style:style>
    <style:style style:name="T28" style:family="text">
      <style:text-properties style:font-name="Lato" fo:font-size="10pt" officeooo:rsid="0021f1f6" style:font-size-asian="10pt" style:font-size-complex="10pt"/>
    </style:style>
    <style:style style:name="T29" style:family="text">
      <style:text-properties style:font-name="Lato" fo:font-size="10pt" officeooo:rsid="00221cd6" style:font-size-asian="10pt" style:font-size-complex="10pt"/>
    </style:style>
    <style:style style:name="T30" style:family="text">
      <style:text-properties style:font-name="Lato" fo:font-size="10pt" officeooo:rsid="0022752c" style:font-size-asian="10pt" style:font-size-complex="10pt"/>
    </style:style>
    <style:style style:name="T31" style:family="text">
      <style:text-properties style:font-name="Lato" fo:font-size="10pt" officeooo:rsid="0025234c" style:font-size-asian="10pt" style:font-size-complex="10pt"/>
    </style:style>
    <style:style style:name="T32" style:family="text">
      <style:text-properties style:font-name="Lato" officeooo:rsid="001cc530"/>
    </style:style>
    <style:style style:name="T33" style:family="text">
      <style:text-properties style:font-name="Lato" fo:font-size="16pt" style:text-underline-style="none" fo:font-weight="bold" officeooo:rsid="001eb0b4" style:font-size-asian="16pt" style:font-weight-asian="bold" style:font-size-complex="16pt" style:font-weight-complex="bold"/>
    </style:style>
    <style:style style:name="T34" style:family="text">
      <style:text-properties style:font-name="Lato" fo:font-size="16pt" style:text-underline-style="none" fo:font-weight="bold" officeooo:rsid="0020c6ce" style:font-size-asian="16pt" style:font-weight-asian="bold" style:font-size-complex="16pt" style:font-weight-complex="bold"/>
    </style:style>
    <style:style style:name="T35" style:family="text">
      <style:text-properties style:font-name="Lato" officeooo:rsid="0020c6ce"/>
    </style:style>
    <style:style style:name="T36" style:family="text">
      <style:text-properties style:font-name="Lato" style:text-underline-style="none" fo:font-weight="bold" officeooo:rsid="001f1d9e" style:font-weight-asian="bold" style:font-weight-complex="bold"/>
    </style:style>
    <style:style style:name="T37" style:family="text">
      <style:text-properties style:font-name="Lato" officeooo:rsid="0025234c"/>
    </style:style>
    <style:style style:name="T38" style:family="text">
      <style:text-properties officeooo:rsid="0016212a"/>
    </style:style>
    <style:style style:name="T39" style:family="text">
      <style:text-properties officeooo:rsid="001aa8ce"/>
    </style:style>
    <style:style style:name="T40" style:family="text">
      <style:text-properties officeooo:rsid="001ad0cc"/>
    </style:style>
    <style:style style:name="T41" style:family="text">
      <style:text-properties officeooo:rsid="001ce385"/>
    </style:style>
    <style:style style:name="T42" style:family="text">
      <style:text-properties officeooo:rsid="00221cd6"/>
    </style:style>
    <style:style style:name="T43" style:family="text">
      <style:text-properties officeooo:rsid="0024565c"/>
    </style:style>
    <style:style style:name="T44" style:family="text">
      <style:text-properties officeooo:rsid="0026bd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1in" fo:margin-left="0.1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 table:number-columns-repeated="2"/>
        <table:table-row table:style-name="TableLine94276667463744">
          <table:table-cell table:style-name="Table7.A1" office:value-type="string">
            <text:p text:style-name="P6"><text:span text:style-name="T1">JUSTAL</text:span> Kevi<text:span text:style-name="T43">n</text:span></text:p>
            <text:p text:style-name="P12">Full Stack Developer</text:p>
          </table:table-cell>
          <table:table-cell table:style-name="Table7.A1" office:value-type="string">
            <text:p text:style-name="P38"><text:a xlink:type="simple" xlink:href="mailto:Justal.kevin@gmail.com" text:style-name="Internet_20_link" text:visited-style-name="Visited_20_Internet_20_Link">Justal.kevin@gmail.com</text:a></text:p>
            <text:p text:style-name="P38">+639996569480</text:p>
            <text:p text:style-name="P38">GitHub: justalk</text:p>
            <text:p text:style-name="P38">www.justalk.online</text:p>
          </table:table-cell>
        </table:table-row>
      </table:table>
      <text:p text:style-name="P15"><text:span text:style-name="T37"/></text:p>
      <text:p text:style-name="P10"><text:span text:style-name="T5">With more than 5 years of international experience as Backend, Frontend, DevOps and Lead Developer, I am seeking new </text:span><text:span text:style-name="T6">experience</text:span><text:span text:style-name="T5"> </text:span><text:span text:style-name="T6">in France starting as soon as beginning of August 2021</text:span><text:span text:style-name="T5">.</text:span></text:p>
      <text:p text:style-name="P15"><text:span text:style-name="T37"/></text:p>
      <text:p text:style-name="P11">Experi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2">01-</text:span>2021 - Present</text:p>
          </table:table-cell>
          <table:table-cell table:style-name="Table1.A1" office:value-type="string">
            <text:p text:style-name="P16">Lead Full Stack Developer</text:p>
            <text:p text:style-name="P2"><text:span text:style-name="T38">ManyPixels [</text:span>Remote<text:span text:style-name="T38">]</text:span></text:p>
          </table:table-cell>
        </table:table-row>
        <table:table-row table:style-name="Table1.2">
          <table:table-cell table:style-name="Table1.A1" office:value-type="string">
            <text:list xml:id="list1473075907" text:style-name="L1">
              <text:list-header>
                <text:p text:style-name="P21"/>
              </text:list-header>
            </text:list>
          </table:table-cell>
          <table:table-cell table:style-name="Table1.A1" office:value-type="string">
            <text:list xml:id="list223620329213196" text:continue-numbering="true" text:style-name="L1">
              <text:list-item>
                <text:p text:style-name="P22"><text:s/><text:span text:style-name="T39">Leading team of 4 developers following Agile method with Scrum, Gantt, PRD</text:span></text:p>
              </text:list-item>
              <text:list-item>
                <text:p text:style-name="P22"><text:s/>Ratcheting the current React App</text:p>
              </text:list-item>
              <text:list-item>
                <text:p text:style-name="P25"><text:span text:style-name="T22"><text:s/>Implementing the new </text:span><text:span text:style-name="T23">functionnalities such</text:span><text:span text:style-name="T22"> </text:span><text:span text:style-name="T23">as</text:span><text:span text:style-name="T22"> </text:span><text:span text:style-name="T21">putting</text:span><text:span text:style-name="T23"> pin</text:span><text:span text:style-name="T21">s with comment</text:span><text:span text:style-name="T23"> on image like</text:span><text:span text:style-name="T22"> </text:span><text:span text:style-name="T23">F</text:span><text:span text:style-name="T22">igma, </text:span><text:span text:style-name="T24">an account hierarchy, </text:span><text:span text:style-name="T23">connections with hubspot, Integromat</text:span></text:p>
              </text:list-item>
              <text:list-item>
                <text:p text:style-name="P34"><text:span text:style-name="T13"><text:s/></text:span><text:span text:style-name="T15">Managing the infrastructure </text:span><text:span text:style-name="T14">and </text:span><text:span text:style-name="T17">building </text:span><text:span text:style-name="T14">CI/CD</text:span><text:span text:style-name="T15"> with Heroku, AWS lambda, S3, Netlify, Git pipeline, Cloudflare, Prisma, Gateway. </text:span><text:span text:style-name="T14">I build the micro services for managing the subscription and the email in the app.</text:span></text:p>
              </text:list-item>
              <text:list-item>
                <text:p text:style-name="P35"><text:span text:style-name="T15"><text:s/>Improving the SEO </text:span><text:span text:style-name="T14">(LCP and CLS) </text:span><text:span text:style-name="T15">of the official website </text:span><text:span text:style-name="T14">in</text:span><text:span text:style-name="T15"> Next.js</text:span></text:p>
              </text:list-item>
              <text:list-item>
                <text:p text:style-name="P35"><text:span text:style-name="T15"><text:s/></text:span><text:span text:style-name="T14">Writting</text:span><text:span text:style-name="T15"> </text:span><text:span text:style-name="T14">Swagger documentation, </text:span><text:span text:style-name="T15">the ERD </text:span><text:span text:style-name="T14">and</text:span><text:span text:style-name="T15"> the user-stories </text:span><text:span text:style-name="T14">for e2e test.</text:span></text:p>
              </text:list-item>
            </text:list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4">06-</text:span><text:span text:style-name="T2">20</text:span><text:span text:style-name="T3">18</text:span><text:span text:style-name="T2"> - Present</text:span></text:p>
          </table:table-cell>
          <table:table-cell table:style-name="Table2.A1" office:value-type="string">
            <text:p text:style-name="P3">Back End Developer &amp; Dev Ops</text:p>
            <text:p text:style-name="P20">Rumarocket Ltd [Manila, Philippines]</text:p>
          </table:table-cell>
        </table:table-row>
        <table:table-row table:style-name="Table2.2">
          <table:table-cell table:style-name="Table2.A1" office:value-type="string">
            <text:list xml:id="list223620202600532" text:continue-numbering="true" text:style-name="L1">
              <text:list-header>
                <text:p text:style-name="P17"/>
              </text:list-header>
            </text:list>
          </table:table-cell>
          <table:table-cell table:style-name="Table2.A1" office:value-type="string">
            <text:list xml:id="list223618570648227" text:continue-numbering="true" text:style-name="L1">
              <text:list-item>
                <text:p text:style-name="P35"><text:span text:style-name="T13"><text:s/></text:span><text:span text:style-name="T16">Implementing algorythms in Node.js using GPT-3, monte carlos </text:span><text:span text:style-name="T17">and </text:span><text:span text:style-name="T16">genetic algorythm.</text:span></text:p>
              </text:list-item>
              <text:list-item>
                <text:p text:style-name="P35"><text:span text:style-name="T13"><text:s/></text:span><text:span text:style-name="T16">Handling and managing big data of many differents sources </text:span><text:span text:style-name="T32">such as DOH, Github...</text:span></text:p>
              </text:list-item>
              <text:list-item>
                <text:p text:style-name="P23"><text:s/>Automating processes by using Docker, Bitbucket Pipeline CI/CD and PM2 on the servers.</text:p>
              </text:list-item>
              <text:list-item>
                <text:p text:style-name="P23"><text:s/><text:span text:style-name="T41">Writting documentation with Swagger, JS Doc and GraphQL Voyager.</text:span></text:p>
              </text:list-item>
              <text:list-item>
                <text:p text:style-name="P24"><text:s/>Creating, <text:span text:style-name="T40">deploying and configuring </text:span>server on EC2 <text:span text:style-name="T40">with PM2 and Kubernetes</text:span></text:p>
              </text:list-item>
              <text:list-item>
                <text:p text:style-name="P36"><text:span text:style-name="T16"><text:s/>Improving </text:span><text:span text:style-name="T35">performance of </text:span><text:span text:style-name="T16">previous system build </text:span><text:span text:style-name="T35">on </text:span><text:span text:style-name="T16">Node.js/Express/</text:span><text:span text:style-name="T35">React.</text:span></text:p>
              </text:list-item>
              <text:list-item>
                <text:p text:style-name="P26"><text:span text:style-name="T20"><text:s/></text:span><text:span text:style-name="T19">B</text:span><text:span text:style-name="T20">uild</text:span><text:span text:style-name="T19">ing</text:span><text:span text:style-name="T20"> on React</text:span><text:span text:style-name="T19"> admin pages for </text:span><text:span text:style-name="T21">saving</text:span><text:span text:style-name="T19"> setting in the BE.</text:span></text:p>
              </text:list-item>
              <text:list-item>
                <text:p text:style-name="P24"><text:s/>Implementing e2e test on Cypres<text:span text:style-name="T40">s and unit test with Ava and Nock on the BE.</text:span></text:p>
              </text:list-item>
              <text:list-item>
                <text:p text:style-name="P24"><text:s/>Building REST API <text:span text:style-name="T40">and Graph API </text:span>using Restify, Express, Fastify <text:span text:style-name="T40">and Apollo Server</text:span></text:p>
              </text:list-item>
              <text:list-item>
                <text:p text:style-name="P27"><text:span text:style-name="T20"><text:s/></text:span><text:span text:style-name="T19">Building and designing database</text:span><text:span text:style-name="T18"> </text:span><text:span text:style-name="T19">on</text:span><text:span text:style-name="T18"> RDS </text:span><text:span text:style-name="T19">and </text:span><text:span text:style-name="T18">MongoDB.</text:span></text:p>
              </text:list-item>
              <text:list-item>
                <text:p text:style-name="P27"><text:span text:style-name="T18"><text:s/>Connecting the </text:span><text:span text:style-name="T19">backend</text:span><text:span text:style-name="T18"> </text:span><text:span text:style-name="T19">with external</text:span><text:span text:style-name="T18"> API such as Firebase, Google, </text:span><text:span text:style-name="T31">MailGun</text:span><text:span text:style-name="T18">, TypeForm...</text:span></text:p>
              </text:list-item>
            </text:list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text:span text:style-name="T4">10-</text:span><text:span text:style-name="T2">20</text:span><text:span text:style-name="T3">1</text:span><text:span text:style-name="T4">6 </text:span><text:span text:style-name="T2">- </text:span><text:span text:style-name="T4">06-2018</text:span></text:p>
          </table:table-cell>
          <table:table-cell table:style-name="Table3.A1" office:value-type="string">
            <text:p text:style-name="P32"><text:span text:style-name="T11">Full Stack Developer</text:span></text:p>
            <text:p text:style-name="P32"><text:span text:style-name="T8">ID Interactive</text:span><text:span text:style-name="T7"> [</text:span><text:span text:style-name="T8">Vannes</text:span><text:span text:style-name="T7">, </text:span><text:span text:style-name="T8">France</text:span><text:span text:style-name="T7">]</text:span></text:p>
          </table:table-cell>
        </table:table-row>
        <table:table-row table:style-name="Table3.2">
          <table:table-cell table:style-name="Table3.A1" office:value-type="string">
            <text:list xml:id="list223620148826436" text:continue-numbering="true" text:style-name="L1">
              <text:list-header>
                <text:p text:style-name="P18"/>
              </text:list-header>
            </text:list>
          </table:table-cell>
          <table:table-cell table:style-name="Table3.A1" office:value-type="string">
            <text:list xml:id="list223620054424222" text:continue-numbering="true" text:style-name="L1">
              <text:list-item>
                <text:p text:style-name="P29"><text:span text:style-name="T22"><text:s/></text:span><text:span text:style-name="T21">Developing website from scratch on WordPress, Symphony and a private CMS on PHP following a mockup </text:span><text:span text:style-name="T25">made by the designers</text:span><text:span text:style-name="T21">.</text:span></text:p>
              </text:list-item>
              <text:list-item>
                <text:p text:style-name="P28"><text:span text:style-name="T21"><text:s/>Developing backend for a private newsletter system of the company build with Angular. </text:span></text:p>
              </text:list-item>
              <text:list-item>
                <text:p text:style-name="P28"><text:span text:style-name="T21"><text:s/>Developing React App with a reservation/paiement system/</text:span><text:span text:style-name="T25">location</text:span><text:span text:style-name="T21"> associated to an API Rest.</text:span></text:p>
              </text:list-item>
              <text:list-item>
                <text:p text:style-name="P28"><text:span text:style-name="T21"><text:s/></text:span><text:span text:style-name="T25">Lead Project with team of 3 developers. Creating small sprint and splitting the tasks.</text:span></text:p>
              </text:list-item>
              <text:list-item>
                <text:p text:style-name="P28"><text:span text:style-name="T25"><text:s/>Write documentation, planning and timeline for projects.</text:span></text:p>
              </text:list-item>
            </text:list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<text:span text:style-name="T4">03-</text:span><text:span text:style-name="T2">20</text:span><text:span text:style-name="T3">1</text:span><text:span text:style-name="T4">6 </text:span><text:span text:style-name="T2">- </text:span><text:span text:style-name="T4">10-2016</text:span></text:p>
          </table:table-cell>
          <table:table-cell table:style-name="Table4.A1" office:value-type="string">
            <text:p text:style-name="P33"><text:span text:style-name="T11">F</text:span><text:span text:style-name="T12">ront End Developer</text:span></text:p>
            <text:p text:style-name="P33"><text:span text:style-name="T9">SuperSogo Co. </text:span><text:span text:style-name="T10">Ltd</text:span><text:span text:style-name="T9">.</text:span><text:span text:style-name="T7"> [</text:span><text:span text:style-name="T9">Bangkok</text:span><text:span text:style-name="T7">, </text:span><text:span text:style-name="T9">Thailand</text:span><text:span text:style-name="T7">]</text:span></text:p>
          </table:table-cell>
        </table:table-row>
        <table:table-row table:style-name="Table4.2">
          <table:table-cell table:style-name="Table4.A1" office:value-type="string">
            <text:list xml:id="list223619590248559" text:continue-numbering="true" text:style-name="L1">
              <text:list-header>
                <text:p text:style-name="P19"/>
              </text:list-header>
            </text:list>
          </table:table-cell>
          <table:table-cell table:style-name="Table4.A1" office:value-type="string">
            <text:list xml:id="list223619013146902" text:continue-numbering="true" text:style-name="L1">
              <text:list-item>
                <text:p text:style-name="P29"><text:span text:style-name="T22"><text:s/></text:span><text:span text:style-name="T21">Developing website from scratch on WordPress </text:span><text:span text:style-name="T26">and Code Igniter.</text:span></text:p>
              </text:list-item>
              <text:list-item>
                <text:p text:style-name="P29"><text:span text:style-name="T26"><text:s/>Maintaining existing website and Implementing new features such as multilanguages, multiple currency paiement, chat bot. </text:span></text:p>
              </text:list-item>
            </text:list>
          </table:table-cell>
        </table:table-row>
      </table:table>
      <text:p text:style-name="P8"/>
      <text:p text:style-name="P14"><text:span text:style-name="T34">Education</text:span></text:p>
      <text:list xml:id="list223619196219536" text:continue-numbering="true" text:style-name="L1">
        <text:list-item>
          <text:p text:style-name="P30"><text:span text:style-name="T22"><text:s/></text:span><text:span text:style-name="T27">Graduate IT Engineering School Polytech Nice Sophia, France (2016) <text:s/>- </text:span><text:span text:style-name="T28">Exchange Student with AIT 1 year (Thailand)</text:span></text:p>
        </text:list-item>
        <text:list-item>
          <text:p text:style-name="P30"><text:span text:style-name="T26"><text:s/></text:span><text:span text:style-name="T27">Preparatory Classes : 2 years undergraduate intensive course, </text:span><text:span text:style-name="T28">Saint Brieuc, France</text:span><text:span text:style-name="T27"> (2012)</text:span></text:p>
        </text:list-item>
        <text:list-item>
          <text:p text:style-name="P30"><text:span text:style-name="T27"><text:s/></text:span><text:span text:style-name="T28">Baccalaureat </text:span><text:span text:style-name="T30">E</text:span><text:span text:style-name="T28">ngineering Science High School Brequigny, France (2009)</text:span></text:p>
        </text:list-item>
      </text:list>
      <text:p text:style-name="P37"><text:span text:style-name="T36"/></text:p>
      <text:p text:style-name="P13"><text:span text:style-name="T33">Personal </text:span><text:span text:style-name="T34">(Code on GitHub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223619113561177" text:continue-numbering="true" text:style-name="L1">
              <text:list-item>
                <text:p text:style-name="P30"><text:span text:style-name="T22"><text:s/></text:span><text:span text:style-name="T26">Portfolio build with Vue.js and an alternative one build with React Native present the Google Store. Both are using the same API build with Mongo. </text:span><text:span text:style-name="T29">(www.justalk.online)</text:span></text:p>
              </text:list-item>
              <text:list-item>
                <text:p text:style-name="P30"><text:span text:style-name="T26"><text:s/>An application build for valentines day for my wife made with Flutter </text:span><text:span text:style-name="T29">(available in the Google Play Store)</text:span></text:p>
              </text:list-item>
              <text:list-item>
                <text:p text:style-name="P30"><text:span text:style-name="T26"><text:s/>Rest api for scrapping data from DOH for helping the fight against COVID in the Philippines.</text:span></text:p>
              </text:list-item>
              <text:list-item>
                <text:p text:style-name="P31"><text:span text:style-name="T26"><text:s/>React Native Quizz Game for playing with some friends. </text:span><text:span text:style-name="T29">(available in the Google Play Store)</text:span></text:p>
              </text:list-item>
            </text:list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098in" fo:margin-bottom="0.2098in" fo:margin-left="0.2098in" fo:margin-right="0.2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2:41:40.923341283</meta:creation-date>
    <dc:date>2021-07-08T22:35:45.207535481</dc:date>
    <meta:editing-duration>PT13M31S</meta:editing-duration>
    <meta:editing-cycles>4</meta:editing-cycles>
    <meta:generator>LibreOffice/6.4.7.2$Linux_X86_64 LibreOffice_project/40$Build-2</meta:generator>
    <meta:document-statistic meta:table-count="6" meta:image-count="0" meta:object-count="0" meta:page-count="2" meta:paragraph-count="57" meta:word-count="543" meta:character-count="3446" meta:non-whitespace-character-count="2957"/>
  </office:meta>
</office:document-meta>
</file>